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JST VAN GEBRUIKERS</text:p>
      <text:p text:style-name="P3"/>
      <text:p text:style-name="P2"><text:script script:language="JOOScript">[#list users.user as u]</text:script></text:p>
      <text:p text:style-name="Standard"><text:span text:style-name="T1"><text:text-input text:description="JOOScript">${u.name}</text:text-input></text:span><text:span text:style-name="T1"><text:tab/><text:tab/></text:span><text:span text:style-name="T1"><text:text-input text:description="JOOScript">${u.userName}</text:text-input></text:span><text:span text:style-name="T1"><text:tab/><text:tab/></text:span><text:span text:style-name="T1"><text:text-input text:description="JOOScript">${u.role.name}</text:text-input></text:span><text:span text:style-name="T1"><text:tab/><text:tab/></text:span><text:span text:style-name="T1"><text:text-input text:description="JOOScript">${u.email}</text:text-input></text:span><text:script script:language="JOOScript">[/#list]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nen Kurt</meta:initial-creator>
    <meta:creation-date>2011-11-07T08:17:46.33</meta:creation-date>
    <dc:date>2012-07-04T15:56:24.18</dc:date>
    <dc:creator>Jennen Kurt</dc:creator>
    <meta:editing-duration>PT01H23M15S</meta:editing-duration>
    <meta:editing-cycles>80</meta:editing-cycles>
    <meta:generator>OpenOffice.org/3.2$Win32 OpenOffice.org_project/320m18$Build-9502</meta:generator>
    <meta:document-statistic meta:table-count="0" meta:image-count="0" meta:object-count="0" meta:page-count="1" meta:paragraph-count="3" meta:word-count="7" meta:character-count="74"/>
  </office:meta>
</office:document-meta>
</file>